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a529" officeooo:paragraph-rsid="0019a5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ditional Learning Resources:</text:p>
      <text:p text:style-name="P1"/>
      <text:p text:style-name="P1"/>
      <text:p text:style-name="P1">Optimization Algorithms:</text:p>
      <text:p text:style-name="P1"><text:a xlink:type="simple" xlink:href="http://ruder.io/optimizing-gradient-descent/" text:style-name="Internet_20_link" text:visited-style-name="Visited_20_Internet_20_Link">http://ruder.io/optimizing-gradient-descent/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8:54:57.834287250</meta:creation-date>
    <dc:date>2018-01-23T18:56:07.888538571</dc:date>
    <meta:editing-duration>PT1M1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6" meta:character-count="98" meta:non-whitespace-character-count="95"/>
  </office:meta>
</office:document-meta>
</file>